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703cm" style:rel-column-width="24973*"/>
    </style:style>
    <style:style style:name="Table1.B" style:family="table-column">
      <style:table-column-properties style:column-width="5.024cm" style:rel-column-width="18716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923cm" style:rel-column-width="18342*"/>
    </style:style>
    <style:style style:name="Table2.B" style:family="table-column">
      <style:table-column-properties style:column-width="6.802cm" style:rel-column-width="25341*"/>
    </style:style>
    <style:style style:name="Table2.C" style:family="table-column">
      <style:table-column-properties style:column-width="5.865cm" style:rel-column-width="21852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6.703cm" style:rel-column-width="24973*"/>
    </style:style>
    <style:style style:name="Table3.B" style:family="table-column">
      <style:table-column-properties style:column-width="5.024cm" style:rel-column-width="18716*"/>
    </style:style>
    <style:style style:name="Table3.C" style:family="table-column">
      <style:table-column-properties style:column-width="5.863cm" style:rel-column-width="21846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4pt" officeooo:rsid="0010af49" officeooo:paragraph-rsid="0010af4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126e23" officeooo:paragraph-rsid="00126e23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24073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c7fe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10af4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2d67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1c7fec" officeooo:paragraph-rsid="001c7fe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0af49" officeooo:paragraph-rsid="0010af49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240733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paragraph-rsid="0010af49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29f7ba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officeooo:rsid="00188af6" officeooo:paragraph-rsid="00240733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officeooo:rsid="00240733" officeooo:paragraph-rsid="0024073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T1" style:family="text">
      <style:text-properties officeooo:rsid="001195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628d"/>
    </style:style>
    <style:style style:name="T4" style:family="text">
      <style:text-properties officeooo:rsid="00240733"/>
    </style:style>
    <style:style style:name="T5" style:family="text">
      <style:text-properties officeooo:rsid="00280b18"/>
    </style:style>
    <style:style style:name="T6" style:family="text">
      <style:text-properties fo:font-size="10pt" officeooo:rsid="00280b18" style:font-size-asian="10pt" style:font-size-complex="10pt"/>
    </style:style>
    <style:style style:name="T7" style:family="text">
      <style:text-properties fo:font-size="10pt" officeooo:rsid="002ca1bc" style:font-size-asian="10pt" style:font-size-complex="10pt"/>
    </style:style>
    <style:style style:name="T8" style:family="text">
      <style:text-properties fo:font-size="10pt" officeooo:rsid="002e52bc" style:font-size-asian="10pt" style:font-size-complex="10pt"/>
    </style:style>
    <style:style style:name="T9" style:family="text">
      <style:text-properties officeooo:rsid="0029f7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sic and Memory Project –<text:span text:style-name="T4"> Older Adults</text:span></text:p>
      <text:p text:style-name="P1"/>
      <text:p text:style-name="P1">Subject <text:span text:style-name="T5">ID</text:span>: ______________ <text:s/><text:span text:style-name="T6">Matlab </text:span><text:span text:style-name="T8">BOLD</text:span><text:span text:style-name="T7"> ID</text:span><text:span text:style-name="T6">:____</text:span></text:p>
      <text:p text:style-name="P3"/>
      <text:p text:style-name="P11">Pre-Sca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Completed?</text:p>
          </table:table-cell>
          <table:table-cell table:style-name="Table1.A1" office:value-type="string">
            <text:p text:style-name="P12">Date: _______________</text:p>
          </table:table-cell>
        </table:table-row>
        <table:table-row>
          <table:table-cell table:style-name="Table1.A2" office:value-type="string">
            <text:p text:style-name="P12">LOI &amp; Consent</text:p>
          </table:table-cell>
          <table:table-cell table:style-name="Table1.B2" office:value-type="string">
            <text:p text:style-name="P14"/>
          </table:table-cell>
          <table:table-cell table:style-name="Table1.A1" office:value-type="string">
            <text:p text:style-name="P16">Session length: </text:p>
          </table:table-cell>
        </table:table-row>
        <table:table-row>
          <table:table-cell table:style-name="Table1.A3" office:value-type="string">
            <text:p text:style-name="P12">Demographic Questionnaire</text:p>
          </table:table-cell>
          <table:table-cell table:style-name="Table1.B3" office:value-type="string">
            <text:p text:style-name="P14"/>
          </table:table-cell>
          <table:table-cell table:style-name="Table1.A1" office:value-type="string">
            <text:p text:style-name="P16"/>
          </table:table-cell>
        </table:table-row>
      </table:table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<text:span text:style-name="T2">Scan Session 1</text:span> </text:p>
          </table:table-cell>
          <table:table-cell table:style-name="Table2.A1" office:value-type="string">
            <text:p text:style-name="P13"><text:span text:style-name="T1">Session length</text:span>: _____________</text:p>
          </table:table-cell>
          <table:table-cell table:style-name="Table2.A1" office:value-type="string">
            <text:p text:style-name="P13">Date: _______________</text:p>
          </table:table-cell>
        </table:table-row>
      </table:table>
      <text:p text:style-name="P10"/>
      <text:p text:style-name="P10">BOLD Scan Order: __________ ISS Scan Order:_________________________</text:p>
      <text:p text:style-name="P6"/>
      <text:p text:style-name="P11">Lab Sessio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>Completed?</text:p>
          </table:table-cell>
          <table:table-cell table:style-name="Table3.A1" office:value-type="string">
            <text:p text:style-name="P12">Date: _______________</text:p>
          </table:table-cell>
        </table:table-row>
        <table:table-row>
          <table:table-cell table:style-name="Table3.A2" office:value-type="string">
            <text:p text:style-name="P12"><text:span text:style-name="T9">Familiarity/A</text:span>ssociations form</text:p>
          </table:table-cell>
          <table:table-cell table:style-name="Table3.B2" office:value-type="string">
            <text:p text:style-name="P15"/>
          </table:table-cell>
          <table:table-cell table:style-name="Table3.A1" office:value-type="string">
            <text:p text:style-name="P17">Session length: </text:p>
          </table:table-cell>
        </table:table-row>
        <table:table-row>
          <table:table-cell table:style-name="Table3.A3" office:value-type="string">
            <text:p text:style-name="P13">GMSI –<text:span text:style-name="T4"> questionnaire </text:span></text:p>
          </table:table-cell>
          <table:table-cell table:style-name="Table3.B3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3" office:value-type="string">
            <text:p text:style-name="P18">Lyric Orientation <text:span text:style-name="T3">Questionnaire</text:span></text:p>
          </table:table-cell>
          <table:table-cell table:style-name="Table3.B3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3" office:value-type="string">
            <text:p text:style-name="P19">CBS</text:p>
          </table:table-cell>
          <table:table-cell table:style-name="Table3.B3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</table:table>
      <text:p text:style-name="P4"/>
      <text:p text:style-name="P4"/>
      <text:p text:style-name="P8"/>
      <text:p text:style-name="P7">Total scanning session time: ____________ x 25$/hour = $_________</text:p>
      <text:p text:style-name="P7"/>
      <text:p text:style-name="P7">Total behavioural session time: _____________ x $10/1.5hour = $__________</text:p>
      <text:p text:style-name="P9"/>
      <text:p text:style-name="P9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6-20T11:57:14.037701000</meta:creation-date>
    <dc:date>2019-04-03T13:29:17.634000000</dc:date>
    <meta:editing-duration>PT3H20M23S</meta:editing-duration>
    <meta:editing-cycles>30</meta:editing-cycles>
    <meta:generator>LibreOffice/6.1.2.1$Windows_X86_64 LibreOffice_project/65905a128db06ba48db947242809d14d3f9a93fe</meta:generator>
    <meta:document-statistic meta:table-count="3" meta:image-count="0" meta:object-count="0" meta:page-count="1" meta:paragraph-count="23" meta:word-count="72" meta:character-count="598" meta:non-whitespace-character-count="542"/>
  </office:meta>
</office:document-meta>
</file>